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1252in" fo:text-indent="0in" style:auto-text-indent="false"/>
      <style:text-properties fo:font-size="12pt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0.6252in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fo:margin-left="0in" fo:margin-right="0.1252in" fo:text-indent="0in" style:auto-text-indent="false" style:page-number="auto"/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>
        <style:tab-stops>
          <style:tab-stop style:position="0.6252in"/>
        </style:tab-stops>
      </style:paragraph-properties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7"/>HMH INTERNATIONAL EDUCATION CONSULTANTS PTE. LTD.</text:p>
      <text:p text:style-name="P2"><text:s text:c="16"/>HMH International Education Consultants Pte. Ltd, Singapore is the brain child of an</text:p>
      <text:p text:style-name="P2">Indian resident of Singapore. He has been engaged in trade over decades and has made his </text:p>
      <text:p text:style-name="P2">fortune in trade. Over the years he has seen ethnic Indians residing in Singapore, Malaysia and </text:p>
      <text:p text:style-name="P2">Thailand and other neighbouring countries trying to acquire higher educational qualifications</text:p>
      <text:p text:style-name="P2">at a huge cost to better their status in their professions and in society. And he has found also </text:p>
      <text:p text:style-name="P1">that campus centred <text:s/>face to face instruction is being progressively priced and out of reach of <text:s/></text:p>
      <text:p text:style-name="P2"><text:s/>common middle class aspirants in the countries of Southeast Asia. The attempts by educational</text:p>
      <text:p text:style-name="P2">institutions in that region to provide an effective substitute in the form of distance education </text:p>
      <text:p text:style-name="P2">programmes of the US, UK, Australian and Canadian universities have also been beyond the </text:p>
      <text:p text:style-name="P2">reach of those who aspire for higher education as they are obliged to spend at least one </text:p>
      <text:p text:style-name="P2">semester on the respective campuses of the Universities to qualify for their degrees and</text:p>
      <text:p text:style-name="P2">diplomas.</text:p>
      <text:p text:style-name="P3"><text:s text:c="17"/>The large-hearted Non Resident Indian trader of Singapore felt that something must </text:p>
      <text:p text:style-name="P3">be done to make things easier for those who thirst for knowledge and are eager to better their </text:p>
      <text:p text:style-name="P3">prospects through education. He is a South Indian and his home is not far from Annamalai</text:p>
      <text:p text:style-name="P3"><text:s/>University. He decided that it was best that he took on himself the spread of the distance </text:p>
      <text:p text:style-name="P3">education programmes of Annamalai University, not only to these parts of Asia but all over the </text:p>
      <text:p text:style-name="P3">globe.</text:p>
      <text:p text:style-name="P3"><text:s text:c="16"/>They are also impressed by the earnestness of the founder of the HMH International </text:p>
      <text:p text:style-name="P3">Education Consultants Pte. Ltd, Singapore and the means he has at his disposal for the </text:p>
      <text:p text:style-name="P3">Stupendous task of delivering the distance education programmes of the Annamalai University.</text:p>
      <text:p text:style-name="P3"><text:s text:c="16"/></text:p>
      <text:p text:style-name="P3"><text:s text:c="14"/>Hence it is, that the request of the founder of the HMH International Education </text:p>
      <text:p text:style-name="P3">Consultants Pte. Ltd, Singapore found ready welcome at Annamalainagar and from the </text:p>
      <text:p text:style-name="P3">academic year 2000-2001 HMH International Education Consultants Pte. Ltd, Singapore is an </text:p>
      <text:p text:style-name="P3">international coordinator for distance education programmes of Annamalai University.</text:p>
      <text:p text:style-name="P3"/>
      <text:p text:style-name="P3"><text:s text:c="13"/>HMH International Education Consultants Pte Ltd. has tied up with Ion Tach Academy, Chennai, India to promote their exclusive courses to K-12 students globally to start with. It is planned to have many more leadership courses for working professiona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</meta:initial-creator>
    <dc:creator>HMH HMH</dc:creator>
    <meta:editing-cycles>3</meta:editing-cycles>
    <meta:creation-date>2020-10-13T04:42:00</meta:creation-date>
    <dc:date>2021-01-28T12:03:45.91</dc:date>
    <meta:editing-duration>PT22M17S</meta:editing-duration>
    <meta:generator>OpenOffice.org/3.3$Win32 OpenOffice.org_project/330m20$Build-9567</meta:generator>
    <meta:document-statistic meta:table-count="0" meta:image-count="0" meta:object-count="0" meta:page-count="1" meta:paragraph-count="28" meta:word-count="379" meta:character-count="248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